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sans-serif, 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22de" officeooo:paragraph-rsid="001822de"/>
    </style:style>
    <style:style style:name="P2" style:family="paragraph" style:parent-style-name="Standard">
      <style:paragraph-properties fo:text-align="center" style:justify-single-word="false"/>
      <style:text-properties fo:font-size="14pt" fo:font-weight="bold" officeooo:rsid="001822de" officeooo:paragraph-rsid="001822de" style:font-size-asian="14pt" style:font-weight-asian="bold" style:font-size-complex="14pt" style:font-weight-complex="bold"/>
    </style:style>
    <style:style style:name="P3" style:family="paragraph" style:parent-style-name="Standard">
      <style:text-properties fo:font-style="italic" officeooo:rsid="001822de" officeooo:paragraph-rsid="001822de" style:font-style-asian="italic" style:font-style-complex="italic"/>
    </style:style>
    <style:style style:name="P4" style:family="paragraph" style:parent-style-name="Standard">
      <style:text-properties fo:font-style="italic" officeooo:rsid="001a7a55" officeooo:paragraph-rsid="001a7a55" style:font-style-asian="italic" style:font-style-complex="italic"/>
    </style:style>
    <style:style style:name="P5" style:family="paragraph" style:parent-style-name="Standard">
      <style:text-properties fo:font-style="italic" officeooo:rsid="001e2b22" officeooo:paragraph-rsid="001e2b22" style:font-style-asian="italic" style:font-style-complex="italic"/>
    </style:style>
    <style:style style:name="P6" style:family="paragraph" style:parent-style-name="Standard">
      <style:text-properties fo:font-style="italic" officeooo:rsid="001f158c" officeooo:paragraph-rsid="001f158c" style:font-style-asian="italic" style:font-style-complex="italic"/>
    </style:style>
    <style:style style:name="P7" style:family="paragraph" style:parent-style-name="Standard">
      <style:text-properties officeooo:rsid="00194171" officeooo:paragraph-rsid="00194171"/>
    </style:style>
    <style:style style:name="P8" style:family="paragraph" style:parent-style-name="Standard">
      <style:text-properties officeooo:rsid="001a0520" officeooo:paragraph-rsid="001a0520"/>
    </style:style>
    <style:style style:name="P9" style:family="paragraph" style:parent-style-name="Standard">
      <style:text-properties officeooo:rsid="001a7a55" officeooo:paragraph-rsid="001a7a55"/>
    </style:style>
    <style:style style:name="P10" style:family="paragraph" style:parent-style-name="Standard">
      <style:text-properties fo:font-style="normal" officeooo:rsid="001a7a55" officeooo:paragraph-rsid="001a7a55" style:font-style-asian="normal" style:font-style-complex="normal"/>
    </style:style>
    <style:style style:name="P11" style:family="paragraph" style:parent-style-name="Standard">
      <style:text-properties fo:font-style="normal" officeooo:rsid="001dd64d" officeooo:paragraph-rsid="001dd64d" style:font-style-asian="normal" style:font-style-complex="normal"/>
    </style:style>
    <style:style style:name="P12" style:family="paragraph" style:parent-style-name="Standard">
      <style:text-properties fo:font-style="normal" officeooo:rsid="001e2b22" officeooo:paragraph-rsid="001e2b22" style:font-style-asian="normal" style:font-style-complex="normal"/>
    </style:style>
    <style:style style:name="P13" style:family="paragraph" style:parent-style-name="Standard">
      <style:text-properties fo:font-style="normal" officeooo:rsid="001ecaf9" officeooo:paragraph-rsid="001ecaf9" style:font-style-asian="normal" style:font-style-complex="normal"/>
    </style:style>
    <style:style style:name="P14" style:family="paragraph" style:parent-style-name="Standard">
      <style:text-properties fo:font-style="normal" officeooo:rsid="001f158c" officeooo:paragraph-rsid="001f158c" style:font-style-asian="normal" style:font-style-complex="normal"/>
    </style:style>
    <style:style style:name="P15" style:family="paragraph" style:parent-style-name="Standard">
      <style:text-properties fo:font-style="normal" officeooo:rsid="00201f6b" officeooo:paragraph-rsid="00201f6b" style:font-style-asian="normal" style:font-style-complex="normal"/>
    </style:style>
    <style:style style:name="P16" style:family="paragraph" style:parent-style-name="Standard">
      <style:text-properties fo:font-style="normal" officeooo:rsid="00210fd9" officeooo:paragraph-rsid="00210fd9" style:font-style-asian="normal" style:font-style-complex="normal"/>
    </style:style>
    <style:style style:name="P17" style:family="paragraph" style:parent-style-name="Standard">
      <style:text-properties fo:font-style="normal" officeooo:rsid="002289a7" officeooo:paragraph-rsid="002289a7" style:font-style-asian="normal" style:font-style-complex="normal"/>
    </style:style>
    <style:style style:name="P18" style:family="paragraph" style:parent-style-name="Standard">
      <style:text-properties fo:font-style="normal" officeooo:rsid="00234b8c" officeooo:paragraph-rsid="00234b8c" style:font-style-asian="normal" style:font-style-complex="normal"/>
    </style:style>
    <style:style style:name="P19" style:family="paragraph" style:parent-style-name="Standard">
      <style:text-properties fo:font-style="normal" officeooo:rsid="0023f922" officeooo:paragraph-rsid="0023f922" style:font-style-asian="normal" style:font-style-complex="normal"/>
    </style:style>
    <style:style style:name="P20" style:family="paragraph" style:parent-style-name="Standard">
      <style:text-properties fo:font-style="normal" officeooo:rsid="0025462e" officeooo:paragraph-rsid="0025462e" style:font-style-asian="normal" style:font-style-complex="normal"/>
    </style:style>
    <style:style style:name="P21" style:family="paragraph" style:parent-style-name="Standard">
      <style:text-properties fo:font-style="normal" officeooo:rsid="00282c9c" officeooo:paragraph-rsid="00282c9c" style:font-style-asian="normal" style:font-style-complex="normal"/>
    </style:style>
    <style:style style:name="P22" style:family="paragraph" style:parent-style-name="Standard">
      <style:text-properties fo:font-style="normal" officeooo:rsid="0029a54b" officeooo:paragraph-rsid="0029a54b" style:font-style-asian="normal" style:font-style-complex="normal"/>
    </style:style>
    <style:style style:name="P23" style:family="paragraph" style:parent-style-name="Standard">
      <style:text-properties fo:font-style="normal" officeooo:rsid="002b87fc" officeooo:paragraph-rsid="002b87fc" style:font-style-asian="normal" style:font-style-complex="normal"/>
    </style:style>
    <style:style style:name="P24" style:family="paragraph" style:parent-style-name="Standard">
      <style:text-properties fo:font-style="normal" officeooo:rsid="002c979a" officeooo:paragraph-rsid="002c979a" style:font-style-asian="normal" style:font-style-complex="normal"/>
    </style:style>
    <style:style style:name="P25" style:family="paragraph" style:parent-style-name="Standard">
      <style:text-properties fo:font-style="normal" officeooo:rsid="002dfaf4" officeooo:paragraph-rsid="002dfaf4" style:font-style-asian="normal" style:font-style-complex="normal"/>
    </style:style>
    <style:style style:name="P26" style:family="paragraph" style:parent-style-name="Standard">
      <style:text-properties fo:font-style="normal" officeooo:rsid="002f190c" officeooo:paragraph-rsid="002f190c" style:font-style-asian="normal" style:font-style-complex="normal"/>
    </style:style>
    <style:style style:name="P27" style:family="paragraph" style:parent-style-name="Standard">
      <style:text-properties fo:font-style="normal" officeooo:rsid="002f3bb6" officeooo:paragraph-rsid="002f3bb6" style:font-style-asian="normal" style:font-style-complex="normal"/>
    </style:style>
    <style:style style:name="P28" style:family="paragraph" style:parent-style-name="Standard">
      <style:text-properties fo:font-style="italic" officeooo:rsid="0029a54b" officeooo:paragraph-rsid="0029a54b" style:font-style-asian="italic" style:font-style-complex="italic"/>
    </style:style>
    <style:style style:name="P29" style:family="paragraph" style:parent-style-name="Standard">
      <style:text-properties fo:font-style="italic" officeooo:rsid="002b87fc" officeooo:paragraph-rsid="002b87fc" style:font-style-asian="italic" style:font-style-complex="italic"/>
    </style:style>
    <style:style style:name="P30" style:family="paragraph" style:parent-style-name="Standard">
      <style:text-properties fo:font-style="italic" officeooo:rsid="002f3bb6" officeooo:paragraph-rsid="002f3bb6" style:font-style-asian="italic" style:font-style-complex="italic"/>
    </style:style>
    <style:style style:name="P31" style:family="paragraph" style:parent-style-name="Standard">
      <style:text-properties fo:font-style="italic" officeooo:rsid="0032769f" officeooo:paragraph-rsid="0032769f" style:font-style-asian="italic" style:font-style-complex="italic"/>
    </style:style>
    <style:style style:name="P32" style:family="paragraph" style:parent-style-name="Standard">
      <style:text-properties fo:font-style="italic" officeooo:rsid="0036ae40" officeooo:paragraph-rsid="0036ae40" style:font-style-asian="italic" style:font-style-complex="italic"/>
    </style:style>
    <style:style style:name="P33" style:family="paragraph" style:parent-style-name="Standard">
      <style:text-properties officeooo:paragraph-rsid="002f3bb6"/>
    </style:style>
    <style:style style:name="P34" style:family="paragraph" style:parent-style-name="Standard">
      <style:text-properties officeooo:paragraph-rsid="0030852d"/>
    </style:style>
    <style:style style:name="P35" style:family="paragraph" style:parent-style-name="Standard">
      <style:text-properties officeooo:rsid="00316107" officeooo:paragraph-rsid="00316107"/>
    </style:style>
    <style:style style:name="P36" style:family="paragraph" style:parent-style-name="Standard">
      <style:text-properties officeooo:rsid="0032769f" officeooo:paragraph-rsid="0032769f"/>
    </style:style>
    <style:style style:name="P37" style:family="paragraph" style:parent-style-name="Standard">
      <style:text-properties officeooo:rsid="00359ae4" officeooo:paragraph-rsid="00359ae4"/>
    </style:style>
    <style:style style:name="P38" style:family="paragraph" style:parent-style-name="Standard">
      <style:text-properties officeooo:rsid="0036513e" officeooo:paragraph-rsid="0036513e"/>
    </style:style>
    <style:style style:name="P39" style:family="paragraph" style:parent-style-name="Standard">
      <style:text-properties officeooo:rsid="0036ae40" officeooo:paragraph-rsid="0036ae40"/>
    </style:style>
    <style:style style:name="P40" style:family="paragraph" style:parent-style-name="Standard">
      <style:text-properties officeooo:paragraph-rsid="0036ae40"/>
    </style:style>
    <style:style style:name="P41" style:family="paragraph" style:parent-style-name="Standard">
      <style:text-properties officeooo:rsid="00387d65" officeooo:paragraph-rsid="00387d65"/>
    </style:style>
    <style:style style:name="P42" style:family="paragraph" style:parent-style-name="Standard">
      <style:text-properties officeooo:rsid="0039b292" officeooo:paragraph-rsid="0039b292"/>
    </style:style>
    <style:style style:name="P43" style:family="paragraph" style:parent-style-name="Standard">
      <style:text-properties officeooo:rsid="003b43bd" officeooo:paragraph-rsid="003b43bd"/>
    </style:style>
    <style:style style:name="P44" style:family="paragraph" style:parent-style-name="Standard">
      <style:text-properties officeooo:rsid="003b43bd" officeooo:paragraph-rsid="003d416f"/>
    </style:style>
    <style:style style:name="P45" style:family="paragraph" style:parent-style-name="Standard">
      <style:text-properties officeooo:rsid="003b43bd" officeooo:paragraph-rsid="003f3cbd"/>
    </style:style>
    <style:style style:name="P46" style:family="paragraph" style:parent-style-name="Standard">
      <style:text-properties officeooo:rsid="003d416f" officeooo:paragraph-rsid="003d416f"/>
    </style:style>
    <style:style style:name="P47" style:family="paragraph" style:parent-style-name="Standard">
      <style:text-properties officeooo:rsid="003df301" officeooo:paragraph-rsid="003df301"/>
    </style:style>
    <style:style style:name="P48" style:family="paragraph" style:parent-style-name="Standard">
      <style:text-properties style:text-underline-style="none" officeooo:rsid="003f3cbd" officeooo:paragraph-rsid="003f3cb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5462e"/>
    </style:style>
    <style:style style:name="T3" style:family="text">
      <style:text-properties style:text-underline-style="solid" style:text-underline-width="auto" style:text-underline-color="font-color" officeooo:rsid="002873a7"/>
    </style:style>
    <style:style style:name="T4" style:family="text">
      <style:text-properties style:text-underline-style="solid" style:text-underline-width="auto" style:text-underline-color="font-color" officeooo:rsid="002b87fc"/>
    </style:style>
    <style:style style:name="T5" style:family="text">
      <style:text-properties style:text-underline-style="solid" style:text-underline-width="auto" style:text-underline-color="font-color" officeooo:rsid="002f190c"/>
    </style:style>
    <style:style style:name="T6" style:family="text">
      <style:text-properties fo:font-weight="bold" style:font-weight-asian="bold" style:font-weight-complex="bold"/>
    </style:style>
    <style:style style:name="T7" style:family="text">
      <style:text-properties officeooo:rsid="001a0520"/>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01a7a55"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02f3bb6" style:font-style-asian="normal" style:font-style-complex="normal"/>
    </style:style>
    <style:style style:name="T12" style:family="text">
      <style:text-properties fo:font-style="normal" officeooo:rsid="0030852d" style:font-style-asian="normal" style:font-style-complex="normal"/>
    </style:style>
    <style:style style:name="T13" style:family="text">
      <style:text-properties fo:font-style="normal" officeooo:rsid="003363ec"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201f6b"/>
    </style:style>
    <style:style style:name="T16" style:family="text">
      <style:text-properties officeooo:rsid="00282c9c"/>
    </style:style>
    <style:style style:name="T17" style:family="text">
      <style:text-properties officeooo:rsid="002c979a"/>
    </style:style>
    <style:style style:name="T18" style:family="text">
      <style:text-properties officeooo:rsid="002f3bb6"/>
    </style:style>
    <style:style style:name="T19" style:family="text">
      <style:text-properties officeooo:rsid="0036ae40"/>
    </style:style>
    <style:style style:name="T20" style:family="text">
      <style:text-properties officeooo:rsid="00387d65"/>
    </style:style>
    <style:style style:name="T21" style:family="text">
      <style:text-properties officeooo:rsid="0039b292"/>
    </style:style>
    <style:style style:name="T22" style:family="text">
      <style:text-properties officeooo:rsid="003d416f"/>
    </style:style>
    <style:style style:name="T23" style:family="text">
      <style:text-properties officeooo:rsid="003f3cb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unicación efectiva</text:p>
      <text:p text:style-name="P1"/>
      <text:p text:style-name="P1"><text:tab/><text:span text:style-name="T1">Despierta emociones en tu interlocutor</text:span></text:p>
      <text:p text:style-name="P1"/>
      <text:p text:style-name="P1">El cerebro humano esta programado para que la mayoría de las personas te sean indiferentes. Despertar emociones es de suma importancia, ya que haciendo esto, es mas fácil que te recuerden.</text:p>
      <text:p text:style-name="P1"/>
      <text:p text:style-name="P3">5 técnicas para despertar emociones y que se sientan identificadas:</text:p>
      <text:p text:style-name="P1">1) <text:span text:style-name="T6">Crear un ambiente propicio para entablar una conversación</text:span>, sin barreras físicas. Quieres mostrarle a la otra persona que nada se puede interponer entre los dos y que su conversación es lo mas importante. Es importante mantener el celular alejado, y mantenerse PRESENTE, que no tenga que competir por tu atención.</text:p>
      <text:p text:style-name="P7"/>
      <text:p text:style-name="P7">2) <text:span text:style-name="T6">La posición física</text:span>. Intenta ponerte a la misma altura que tu interlocutor, de esta manera ninguno esta por encima del otro y da una sensación de igualdad.</text:p>
      <text:p text:style-name="P7"/>
      <text:p text:style-name="P7">3) <text:span text:style-name="T6">Permitirle al interlocutor conectar física y emocionalmente contigo</text:span>. Asegurate de tener algún contacto físico, con respeto. Eso demuestra confianza en si mismo.</text:p>
      <text:p text:style-name="P7"/>
      <text:p text:style-name="P7">4) <text:span text:style-name="T6">Cuanto el interlocutor termine una idea, responde parafraseando lo que dijo</text:span>. Al hacer esto podrás corroborar que entendiste el punto de la conversación, podrás sinterizar ideas y le harás saber que comprendiste lo que dijo, que le prestaste atención y lo harás sentir importante (esto genera mucha empatía)</text:p>
      <text:p text:style-name="P7"/>
      <text:p text:style-name="P7">5) <text:span text:style-name="T6">Hacerle saber a las personas que comprendo la situación por la que están pasando</text:span>. Por ej, utilizando frases en común, historias, anécdotas, etc. <text:span text:style-name="T7">Esto demuestra empatía, y permite que la otra persona sea vulnerable contigo, que tenga confianza.</text:span></text:p>
      <text:p text:style-name="P8"/>
      <text:p text:style-name="P8">Tip extra) <text:span text:style-name="T6">Muéstrate vulnerable.</text:span> Esto te permite trabajar con las emociones de la otra persona y que se sienta confiado. Que crea que puede confiar en ti.</text:p>
      <text:p text:style-name="P1"/>
      <text:p text:style-name="P1"><text:tab/><text:span text:style-name="T9">Consejos sobre el lenguaje corporal</text:span></text:p>
      <text:p text:style-name="P1"/>
      <text:p text:style-name="P9">Existe una parte del cerebro que genera marcos de referencia para que sepas como actuar ante ciertas personas y situaciones. Esa zona decide en menos de 1 fracción de segundo, si alguien por ejemplo, te cae bien o mal. Se llama Amígdala (Cerebro de reptil) y es el principal núcleo de las emociones y sentimientos en el cerebro, también controla las respuestas de satisfacción o miedo.</text:p>
      <text:p text:style-name="P9"/>
      <text:p text:style-name="P9">El lenguaje corporal ayuda a que la amígdala de la otra persona te reconozca como <text:s/>una persona amigable o amenazante. La forma en que gesticulas o mueves las manos importa mucho.</text:p>
      <text:p text:style-name="P9"/>
      <text:p text:style-name="P4">Tips:</text:p>
      <text:p text:style-name="P10"/>
      <text:p text:style-name="P10">1) <text:span text:style-name="T6">Sonreír frecuentemente</text:span>. Es la forma mas humana de demostrar ser amigable. No se debe ver falso. Para que la amígdala detecte esto, la sonrisa debe durar al menos 3 segundos al iniciar la conversación. Una manera de detectar si la sonrisa es falsa o verdadera, es ver los ojos de las personas, si se generan unas pequeñas arrugitas al rededor de los ojos, el interlocutor puede detectar que esta siendo sincero.</text:p>
      <text:p text:style-name="P10"/>
      <text:p text:style-name="P10">2) <text:span text:style-name="T6">Manera en que se mueven las cejas</text:span>. Levantarlas mientras sonríes es una manera de demostrar al interlocutor que lo conoces, que eres amigable.</text:p>
      <text:p text:style-name="P10"/>
      <text:p text:style-name="P11"><text:soft-page-break/>3) <text:span text:style-name="T6">Ver a la persona a los ojos.</text:span> El contacto visual es fundamental para conectar. Debes sentirte cómodo. Esto demuestra interés en lo que dice la otra persona, e inconscientemente prestaras mas atención.</text:p>
      <text:p text:style-name="P11"/>
      <text:p text:style-name="P11">4) <text:span text:style-name="T6">Mantener las palmas de las manos abiertas</text:span>. Es una señal universal que demuestra que no quieres pelear. También, mantener los brazos a los lados y abrirlos mientras hablas, esto enseña que no ocultas nada y no guardas información. Procura NO hablar con los brazos cruzados, ni colocar las manos en el vientre.</text:p>
      <text:p text:style-name="P11"/>
      <text:p text:style-name="P11"><text:tab/><text:span text:style-name="T1">Maneja un buen tono de voz</text:span></text:p>
      <text:p text:style-name="P11"/>
      <text:p text:style-name="P12">La forma en que manejas las voz, determina en gran medida, lo que la gente piensa de ti y hará que se hagan una idea de tu personalidad, de tu confianza, la persona que eres y que entiendan el mensaje. Un buen manejo de voz te hará mas atractivo, interesante, impondrás mas respeto e incluso podrás cerrar mejores negocios.</text:p>
      <text:p text:style-name="P12"/>
      <text:p text:style-name="P5">Tips para que sea mas efectiva y despierte mayor confianza</text:p>
      <text:p text:style-name="P12"/>
      <text:p text:style-name="P12">1) <text:span text:style-name="T6">Mantener una buena modulación</text:span>. Hay que relajar las cuerdas vocales y la garganta (un buen ejercicio es bostezar). La voz nasal distrae a las personas y para muchos es irritante y la voz grave provoca que se genera mucha presión sobre las cuerdas vocales.</text:p>
      <text:p text:style-name="P12"/>
      <text:p text:style-name="P12">2) <text:span text:style-name="T6">Tener una mejor resonancia y generar mayor interés en la audiencia</text:span>. La clave para mejorar la resonancia esta en el manejo del flujo de aire. Si manejas bien como llenas tus pulmones tendrás una voz mas relajada, mas natural y transmitirás mejor tus ideas. (un ejercicio es respirar de manera profunda, utilizando todo el cuerpo en coordinación) Es importante la postura, espalda recta.</text:p>
      <text:p text:style-name="P12"/>
      <text:p text:style-name="P13"><text:tab/><text:span text:style-name="T1">Como tener confianza en ti mismo</text:span></text:p>
      <text:p text:style-name="P13"/>
      <text:p text:style-name="P14">Las personas que tienen confianza en uno mismo, proyectan seguridad y hacen que las de su alrededor se sientan cómodas. La confianza se puede separar en 2 grande grupos:</text:p>
      <text:p text:style-name="P14"/>
      <text:p text:style-name="P14">- <text:span text:style-name="T6">La externa</text:span>: es la confianza que proyectas y es justamente la que te sirve para cerrar negociaciones o hacer amigos.</text:p>
      <text:p text:style-name="P14"/>
      <text:p text:style-name="P14">- <text:span text:style-name="T6">La interna</text:span>: es la que te hace estar cómodo en distintas situaciones.</text:p>
      <text:p text:style-name="P14"/>
      <text:p text:style-name="P6">Tips (los primero 2 son de confianza interna y los otros 2 con la externa)</text:p>
      <text:p text:style-name="P14"/>
      <text:p text:style-name="P14">1) <text:span text:style-name="T6">No te compares con otros, y no bases tu confianza en las opiniones de los demás</text:span>. Si toda tu persepcion se basa en como eres mejor o peor que otros, sera muy <text:span text:style-name="T15">frágil.</text:span> Si tu autoestima esta basada en tus logros, tus fracasos, que tanto estudias, entonces sera una carrera contra TI mismo. Trabaja en ti mismo.</text:p>
      <text:p text:style-name="P14"/>
      <text:p text:style-name="P14">2) <text:span text:style-name="T6">Ver el fracaso como una oportunidad para aprender y crecer como persona</text:span>. Tus fracasos NO te definen, tu pones tu propios limites. Aprende a perdonarte y trata de extraer las mejores enseñanzas. En lugar de castigarte porque algo no te salio bien, piensa como podes mejorarlo o como enfrentarías esa situación en un futuro.</text:p>
      <text:p text:style-name="P14"/>
      <text:p text:style-name="P14">3) <text:span text:style-name="T6">Mantén la calma y maneja tus emociones en situaciones de estrés</text:span>. <text:s/><text:span text:style-name="T15">Tomate el tiempo para responder, haz pausas, no actúes impulsivamente. Esto genera que pierdan la confianza en tus capacidades de liderazgo.</text:span></text:p>
      <text:p text:style-name="P15"><text:soft-page-break/>4) <text:span text:style-name="T6">Como sentirte cómodo y relajado?</text:span>. Haz sentir cómodo a las otras personas y siéntete bien contigo mismo.</text:p>
      <text:p text:style-name="P15"/>
      <text:p text:style-name="P16"><text:tab/><text:span text:style-name="T1">Ejercicios para personas tímidas</text:span></text:p>
      <text:p text:style-name="P16"/>
      <text:p text:style-name="P17">La timidez es única y exclusivamente la sensación de que no eres suficiente, que no tienes nada que aportar con tus ideas, que no eres bueno en algo y solamente tu te lo estas generando en la cabeza. </text:p>
      <text:p text:style-name="P18"/>
      <text:p text:style-name="P18">Cuando sientas situaciones incomodas, reconoce esas sensaciones y ponles un nombre (por ej. Estoy sintiendo mucho calor porque estoy nervioso), tomate el tiempo para entender que sientes y que te genera. Haz una pausa y ponle un alto a las voces de tu cabeza y hacer los ejercicios antes mencionados. Recuerda que puedes transformar tus vulnerabilidades en casos positivos. (escucha, lenguaje corporal)</text:p>
      <text:p text:style-name="P18"/>
      <text:p text:style-name="P19">Otro ejercicio, es elaborar la conversación sobre las ideas de los demás, es decir, escucha la idea de otra persona y enriquesela con tus propias ideas. Esto genera empatía y que sientan bien contigo.</text:p>
      <text:p text:style-name="P19"/>
      <text:p text:style-name="P19"/>
      <text:p text:style-name="P19"><text:tab/><text:span text:style-name="T2">Romper el hielo en una primera conversación</text:span></text:p>
      <text:p text:style-name="P19"/>
      <text:p text:style-name="P20">1) <text:span text:style-name="T6">Hacer preguntas</text:span>. Es la forma mas sencilla de iniciar una conversación, haz preguntas que generen conversaciones importantes. <text:span text:style-name="T16">Es importante darle seguimiento a esa pregunta. La siguiente pregunta que debes hacer tiene que ver mas con sus sentimientos e impresiones. Como te sientes?, estas emocionado? Que es lo que mas te gusta de este lugar?, al hacer esto estas permitiendo que la otra persona piense sobre sus emociones y sentimientos.</text:span></text:p>
      <text:p text:style-name="P20"/>
      <text:p text:style-name="P21">2) <text:span text:style-name="T6">Hacer algún tipo de declaración</text:span>.</text:p>
      <text:p text:style-name="P21"/>
      <text:p text:style-name="P21">3) <text:span text:style-name="T6">Iniciar la conversación presentándote a ti mismo</text:span>.</text:p>
      <text:p text:style-name="P21"/>
      <text:p text:style-name="P21"><text:tab/><text:span text:style-name="T3">Haz que tus conversaciones sean divertidas</text:span></text:p>
      <text:p text:style-name="P21"/>
      <text:p text:style-name="P28">Tips:</text:p>
      <text:p text:style-name="P22"/>
      <text:p text:style-name="P22">1) <text:span text:style-name="T6">Tener un ritual que incremente tu energía de 0 a 100</text:span>. Debe incluir cosas que te hagan sentir feliz de manera instantánea. (Alguna canción, fotografía, ejercicio, video, etc).</text:p>
      <text:p text:style-name="P22"/>
      <text:p text:style-name="P22">2) <text:span text:style-name="T6">Hacer una lista de cosas que te emocionan y que hagan que sonrias</text:span>. Cuando hablas de cosas que te apasionan y te interesas, instantáneamente hablaras de forma enérgica y apasionada, eso sera contagioso.</text:p>
      <text:p text:style-name="P22"/>
      <text:p text:style-name="P22">3) <text:span text:style-name="T6">Aprender a contar buenas historias. (Storytelling)</text:span>. Cuando cuentas una historia, no solo debes fijarte en el orden cronológico de lo eventos, debes imprimirle emociones, debe tener altos y bajos, elementos de misterio. Cuando cuentas buenas historias, produces que los demás comenten sus expresiones y experiencias.</text:p>
      <text:p text:style-name="P22"/>
      <text:p text:style-name="P22"/>
      <text:p text:style-name="P22"/>
      <text:p text:style-name="P22"/>
      <text:p text:style-name="P22"/>
      <text:p text:style-name="P22"/>
      <text:p text:style-name="P22"/>
      <text:p text:style-name="P22"><text:soft-page-break/><text:tab/><text:span text:style-name="T4">Evita los silencios incómodos</text:span></text:p>
      <text:p text:style-name="P22"/>
      <text:p text:style-name="P29">Tips:</text:p>
      <text:p text:style-name="P23"/>
      <text:p text:style-name="P23">1) <text:span text:style-name="T6">Contarle a las personas alguna anécdota que te recuerde a esa situación y genere una conversación alrededor de esa anécdota.</text:span></text:p>
      <text:p text:style-name="P23"/>
      <text:p text:style-name="P23">2) <text:span text:style-name="T6">Repetir la ultima palabra que dijo tu interlocutor, a manera de pregunta</text:span>. Por ejemplo:</text:p>
      <text:p text:style-name="P23"><text:tab/>- Hola, soy medico cirujano</text:p>
      <text:p text:style-name="P23"><text:tab/>- ¿Cirujano?</text:p>
      <text:p text:style-name="P23">Cada una de las veces, la persona intentara explicar o profundizar sobre ese punto y te contara mas sobre lo que hace.</text:p>
      <text:p text:style-name="P23"/>
      <text:p text:style-name="P23">3) <text:span text:style-name="T6">Hacer preguntas que revivan la conversación</text:span>. Las preguntas son un gran mecanismo para hacer que la conversación continúe de manera fluida. Esto también aplica a conversaciones 1 a 1, ya que le das la oportunidad de que te cuenten sobre ellos y los harás sentir muy importante.</text:p>
      <text:p text:style-name="P23"/>
      <text:p text:style-name="P23">4) <text:span text:style-name="T6">Soltar un cumplido a tu interlocutor.</text:span> Esto hará que la otra persona se sienta feliz de estar contigo y hará que te cuente mas sobre el o ella. <text:span text:style-name="T17">Evita hablar del aspecto físico.</text:span></text:p>
      <text:p text:style-name="P23"/>
      <text:p text:style-name="P24"><text:tab/><text:span text:style-name="T1">Dirige una conversación sin que la gente se sienta intimidada</text:span></text:p>
      <text:p text:style-name="P24"/>
      <text:p text:style-name="P24">Como hacer que las personas tengan respeto por ti y tus ideas:</text:p>
      <text:p text:style-name="P24"/>
      <text:p text:style-name="P24">1) <text:span text:style-name="T6">Tener respeto por tu propio tiempo y el de las otras personas</text:span>. Procura ser extremadamente puntual.</text:p>
      <text:p text:style-name="P24"/>
      <text:p text:style-name="P24">2) <text:span text:style-name="T6">Tomar el mando de la conversación y ser tu el que otorgue la palabra a las otras personas</text:span>. Esto funciona muy bien en reuniones laborales. Eso da un mayor status, procura ser el primero que habla, da un breve resumen, clarifica cual es el objetivo y delimita la estructura de la misma.</text:p>
      <text:p text:style-name="P24"/>
      <text:p text:style-name="P24">3) <text:span text:style-name="T6">Mantener la boca cerrada y escuchar</text:span>. Trata de no interrumpir a las personas cuando están compartiendo una idea, espera tu turno.</text:p>
      <text:p text:style-name="P24"/>
      <text:p text:style-name="P25">4) <text:span text:style-name="T6">Enseñar con el ejemplo</text:span>. Debes tener resultados palpables para que otros puedan aprender de ti.</text:p>
      <text:p text:style-name="P23"/>
      <text:p text:style-name="P23"><text:tab/><text:span text:style-name="T1">Hazte </text:span><text:span text:style-name="T5">notar</text:span></text:p>
      <text:p text:style-name="P23"/>
      <text:p text:style-name="P30">Tips:</text:p>
      <text:p text:style-name="P27"/>
      <text:p text:style-name="P26"><text:span text:style-name="T18">1) </text:span>Tienes que adoptar ciertos tipos de pensamiento. Vamos a trabajar la forma en la que tu piensas sobre ti mismo primero. Es decir, vamos a hacer cambios en la forma en la que te aproximas a la vida. Repite-te a ti mismo que las cosas van a salir bien y que tu vas a estar bien, eso te permitirá encontrar salidas ingeniosas.</text:p>
      <text:p text:style-name="P26"/>
      <text:p text:style-name="P27">2) También, es importante mantener una mente abierta al cambio y resistente a la frustración. Siempre imagina el peor escenario, y hacer la pregunta, ¿Bajo esta circunstancia, que es lo peor que podría pasar? Y una vez llegado al peor escenario, trazar una estrategia para salir de ese problema.</text:p>
      <text:p text:style-name="P27"/>
      <text:p text:style-name="P27">3) Se consistente con tus convicciones y tus valores, asegurate que tus acciones son congruentes con tus valores.</text:p>
      <text:p text:style-name="P27"/>
      <text:p text:style-name="P27"><text:soft-page-break/><text:tab/><text:span text:style-name="T1">Como ser mas persuasivo</text:span></text:p>
      <text:p text:style-name="P27"/>
      <text:p text:style-name="P27">La persuasión es el acto de conseguir, con razones y argumentos, que una persona actué o piense de un modo determinado. Persuadir es una gran habilidad en las negociaciones y es algo que siempre vas a utilizar es tu vida profesional.</text:p>
      <text:p text:style-name="P27"/>
      <text:p text:style-name="P27">Hay ciertas estrategias que se pueden utilizar para intentar cambiar la mente de las personas:</text:p>
      <text:p text:style-name="P33"><text:span text:style-name="T11">- Primero hay que escucharlos</text:span></text:p>
      <text:p text:style-name="P33"><text:span text:style-name="T11">- Luego las entiendes y sos empático</text:span></text:p>
      <text:p text:style-name="P33"><text:span text:style-name="T11">- Finalmente, intentas ofrecerle una salida que sea ventajosa para el/ella y para mi</text:span></text:p>
      <text:p text:style-name="P33"><text:span text:style-name="T11"/></text:p>
      <text:p text:style-name="P34"><text:span text:style-name="T12">Mostrar empatía ayuda a que las personas ablanden sus puntos de vista. Hazle saber que si tu estarías en su lugar, harías tal o cual cosa. Cuando te aproximas a un problema de manea empática, haces que la otra persona se sienta con la confianza de abrirse, de tomar tus puntos de vista en cuenta y hacer que entienda que comprendes como se siente.</text:span></text:p>
      <text:p text:style-name="P34"><text:span text:style-name="T12"/></text:p>
      <text:p text:style-name="P35"><text:span text:style-name="T12">N</text:span><text:span text:style-name="T10">o tienes que guiar a las personas de la mano, tienes que decirle como actuaste tu ante tal situación y permitirle que ellos vayan descubriendo su propio camino.</text:span></text:p>
      <text:p text:style-name="P35"><text:span text:style-name="T10"/></text:p>
      <text:p text:style-name="P35"><text:span text:style-name="T10">Otro tip, es que proyectes las cosas en las cuales te quieres convertir. Por ejemplo, si estas en una entrevista laboral, trata de descubrir cual es el empleado ideal, las características que debería de tener, que debería saber, investiga previamente.</text:span></text:p>
      <text:p text:style-name="P35"><text:span text:style-name="T10"/></text:p>
      <text:p text:style-name="P35"><text:span text:style-name="T10"><text:tab/></text:span><text:span text:style-name="T8">Controlar el nerviosismo y detectarlo</text:span></text:p>
      <text:p text:style-name="P35"><text:span text:style-name="T10"/></text:p>
      <text:p text:style-name="P31">Tips:</text:p>
      <text:p text:style-name="P36"><text:span text:style-name="T10"/></text:p>
      <text:p text:style-name="P36"><text:span text:style-name="T10">1) </text:span><text:span text:style-name="T14">Hacerle fácil a las personas hablarme</text:span><text:span text:style-name="T10">. Tener algo que te distinga de los demás </text:span><text:span text:style-name="T13">(ropa por ej)</text:span><text:span text:style-name="T10">, hace que las personas se acerquen y sean ellas las que hagan las preguntas, que tomen la iniciativa.</text:span></text:p>
      <text:p text:style-name="P36"><text:span text:style-name="T10"/></text:p>
      <text:p text:style-name="P36"><text:span text:style-name="T10">2) </text:span><text:span text:style-name="T14">Preguntarle a las personas que lo llevo a ese lugar, que es lo que necesitan y que es lo que hacen</text:span><text:span text:style-name="T10">, con esto podrás tener </text:span><text:span text:style-name="T8">mapeado</text:span><text:span text:style-name="T10"> en tu cabeza que es lo que necesitan y quienes son. Esto lleva al punto 3</text:span></text:p>
      <text:p text:style-name="P36"><text:span text:style-name="T10"/></text:p>
      <text:p text:style-name="P36"><text:span text:style-name="T10">3) </text:span><text:span text:style-name="T14">Comenzar a presentar personas</text:span><text:span text:style-name="T10">. Una de las cosas que generan mas valor es que los ayudes a encontrar ese “algo” que están buscando, al hacer esto estas logrando que tu network (tu circulo de conocidos) se haga mas grande. El hacer que las personas tengan contacto, te convierte en una persona mas influyente y que esas personas que ayudaste se sientan felices y vuelvan contigo en un futuro.</text:span></text:p>
      <text:p text:style-name="P35"><text:span text:style-name="T10"/></text:p>
      <text:p text:style-name="P37"><text:span text:style-name="T10"><text:tab/></text:span><text:span text:style-name="T8">Extra de ejercicio</text:span></text:p>
      <text:p text:style-name="P35">Te voy a introducir a la metodología del <text:span text:style-name="T6">premortem.</text:span></text:p>
      <text:p text:style-name="P35"/>
      <text:p text:style-name="P35">Esta metodología tiene la función de anticipar todo lo que podría salir mal en un proyecto o en algún asunto personal. </text:p>
      <text:p text:style-name="P35">5 desafíos que podrían tener más impacto y probabilidad. Si tienes problemas con esta parte, puedes hacerte las siguientes preguntas:</text:p>
      <text:p text:style-name="P35"/>
      <text:p text:style-name="P35">¿Qué temas deberían preocuparte más? Temática y publicidad del evento</text:p>
      <text:p text:style-name="P35">¿Qué problemas tienen más probabilidades de ocurrir? Caída de asistencia de exponentes</text:p>
      <text:p text:style-name="P35">¿Sobre cuál de estos desafíos tienes control? Presentación del evento</text:p>
      <text:p text:style-name="P35">¿Cuál tendrá el mayor impacto negativo? Insatisfacción de los visitantes y exponentes.</text:p>
      <text:p text:style-name="P35"><text:soft-page-break/>Ahora que tienes una lista priorizada podemos pasar a la estrategia de buscar soluciones a estos 5 problemas realistas.</text:p>
      <text:p text:style-name="P35"/>
      <text:p text:style-name="P35">Responde las siguientes preguntas para cada problema:</text:p>
      <text:p text:style-name="P35"/>
      <text:p text:style-name="P35">¿Cuál es la probabilidad de que esto suceda: baja o alta?</text:p>
      <text:p text:style-name="P35">¿Cuál podría ser el riesgo?</text:p>
      <text:p text:style-name="P35">¿Cual podría ser un plan para prevenir ese riesgo?</text:p>
      <text:p text:style-name="P35">Este ejercicio te ayudará a planear, prevenir y trabajar sobre distintos escenarios.</text:p>
      <text:p text:style-name="P35"/>
      <text:p text:style-name="P38"><text:tab/><text:span text:style-name="T1">Como ser aceptado de inmediato en cualquier tipo de grupo</text:span></text:p>
      <text:p text:style-name="P38"/>
      <text:p text:style-name="P38">Una persona por naturaleza es social, y por estructura todos formamos parte de varios grupos sociales y nos comportamos diferente en cada uno de ellos.</text:p>
      <text:p text:style-name="P38"/>
      <text:p text:style-name="P38">Un grupo social es un conjunto de persona que tienen algo en común. Una de sus características es que la permanencia en cada uno de ellos es voluntaria. <text:span text:style-name="T19">La forma en la que nos comportamos e interactuamos en un grupo, esta directamente relacionado con las expectativas que tenemos de el.</text:span></text:p>
      <text:p text:style-name="P38"/>
      <text:p text:style-name="P32">Tips:</text:p>
      <text:p text:style-name="P39"/>
      <text:p text:style-name="P39">1) Recuerda que la primera impresión esta en engañar al prefrontal de tus interlocutores y hacerle saber que eres amigable. (lenguaje corporal) Sonreír. Abre tus brazos, enseña las palmas.</text:p>
      <text:p text:style-name="P39"/>
      <text:p text:style-name="P39">2) Cuando llegues a un grupo, recuerda que todos tienen una cultura, una serie de valores y reglas sobre como tiene que actuar un individuo. Tomate un tiempo para observar la dinámica que este tiene, y forma conclusiones sobre como debes comportarte. Determina que tienes en común con ellos, que puedes aportar y viceversa. Entre mas similitudes tengas, mas fácil entrar al grupo.</text:p>
      <text:p text:style-name="P39"/>
      <text:p text:style-name="P39">3) Implementar los ejercicios para romper el hielo. Se una persona positiva, agradable. Asegurate de ver a los ojos a las personas.</text:p>
      <text:p text:style-name="P39"/>
      <text:p text:style-name="P39"><text:tab/><text:span text:style-name="T1">Como manejar conversaciones grupales</text:span></text:p>
      <text:p text:style-name="P39"/>
      <text:p text:style-name="P39">Todos los grupos tienen lideres. Un líder es una persona que tiene influencia sobre otras personas y por lo general, busca el bien de todos los miembros. Recuerda que al iniciar una conversación debes despertar emociones en los interlocutores, y la mejor manera de hacerlo es:</text:p>
      <text:p text:style-name="P39"><text:tab/>-Haciendo preguntas</text:p>
      <text:p text:style-name="P40"><text:span text:style-name="T19"><text:tab/>-C</text:span><text:span text:style-name="T20">ontando </text:span><text:span text:style-name="T19">historias,</text:span></text:p>
      <text:p text:style-name="P39"/>
      <text:p text:style-name="P41">El tono de voz ayuda, pero lo que mas cuenta es la INTENSIÓN que le imprimes al momento de contar la historia, los altos, bajos.</text:p>
      <text:p text:style-name="P41"/>
      <text:p text:style-name="P41">También es importante que le otorgues la palabra a la otra persona o fomentes que participen de forma aleatoria. No tienen que ir en orden, se vuelve aburrido. <text:span text:style-name="T21">Insinúa cuales son las reglas de la charla.</text:span></text:p>
      <text:p text:style-name="P41"/>
      <text:p text:style-name="P42">Otro tip, es colocarse en un lugar central, literalmente ubicarse en el centro, de esta manera permitirás que mas miembros del grupo puedas escucharte y compartir ideas entre ellos.</text:p>
      <text:p text:style-name="P42"/>
      <text:p text:style-name="P42"/>
      <text:p text:style-name="P42"/>
      <text:p text:style-name="P42"><text:soft-page-break/><text:tab/><text:span text:style-name="T8">Como involucrar a todos los miembros de un grupo</text:span></text:p>
      <text:p text:style-name="P42"/>
      <text:p text:style-name="P43">Cuando manejas un grupo, es importante que te veas como un facilitador de conversación, y que no quieras dominar o acaparar toda la atención.</text:p>
      <text:p text:style-name="P43"/>
      <text:p text:style-name="P44">Tu no debes saber todas las respuestas, debes hacer sentir a las personas la seguridad psicológica suficiente para que ellos quieran hablar ante todos los demás. Imprimir seguridad psicológica significa que creas un ambiente en donde las personas pueden dar sus opiniones, ideas o criticas de una forma transparente y sin temor a represalias. </text:p>
      <text:p text:style-name="P44"/>
      <text:p text:style-name="P44"><text:span text:style-name="T22">Esto es </text:span>MUY IMPORTANTE, <text:span text:style-name="T22">ya que crea un ambiente positivo, de creatividad e innovación donde todos puedes participar. Otra externalidad positiva es que los grupos o equipos de trabajo en donde existe una mayor seguridad psicológica, tienen una menor rotación de personal, es decir mayores niveles de felicidad en su trabajo y es mas difícil que abandonen un puesto, e incluso se involucran horas adicionales por el bien común.</text:span></text:p>
      <text:p text:style-name="P44"/>
      <text:p text:style-name="P46">No permitas que nadie abuse de otra persona, los interrumpa o acapare demasiado la atención. </text:p>
      <text:p text:style-name="P46"/>
      <text:p text:style-name="P47"><text:span text:style-name="T23">Tip: </text:span>Preguntas anonimas.</text:p>
      <text:p text:style-name="P47"/>
      <text:p text:style-name="P48"><text:tab/><text:span text:style-name="T1">Extra de ejercicios</text:span></text:p>
      <text:p text:style-name="P45"/>
      <text:p text:style-name="P43">Recuerda que para mantener una conversación, es muy importante que otorgues la palabra a otras personas o fomentes que participen todos los miembros. Hacer que todos participen y aporten ideas puede ser un reto.</text:p>
      <text:p text:style-name="P43"/>
      <text:p text:style-name="P43">Necesitas que se sientan seguros. Es decir, que tengan seguridad psicológica. Acá trabajaremos en la guía para dar seguridad de Google.</text:p>
      <text:p text:style-name="P43"/>
      <text:p text:style-name="P43">Trabajemos esto juntos y responde las siguientes preguntas:</text:p>
      <text:p text:style-name="P43"/>
      <text:p text:style-name="P43">¿Muestras interés por los temas de los que se hablan?</text:p>
      <text:p text:style-name="P43">¿Muestras entendimiento por los temas de los cuales se hablan?</text:p>
      <text:p text:style-name="P43">¿Hablas sobre tu forma de trabajo?</text:p>
      <text:p text:style-name="P43">¿Eres inclusivo en la toma de decisiones?</text:p>
      <text:p text:style-name="P43">¿Muestras confianza y convicción sin parecer inflexible?</text:p>
      <text:p text:style-name="P43"/>
      <text:p text:style-name="P43">Para trabajar en la primera pregunta: <text:span text:style-name="T6">¿muestras interés por los temas de los que se hablan?</text:span></text:p>
      <text:p text:style-name="P43">Reflexiona si haces preguntas cuando algo no te queda claro, si te muestras presente y enfocado en la conversación, si das retroalimentación a tu equipo y si mantienes el contacto visual.</text:p>
      <text:p text:style-name="P43"/>
      <text:p text:style-name="P43">En cuanto a la segunda pregunta: <text:span text:style-name="T6">¿muestras entendimiento por los temas de los cuales se hablan?</text:span></text:p>
      <text:p text:style-name="P43">Recuerda que, puedes trabajar en dar un resumen o parafrasear los puntos de los cuales se hablaron antes. También, puedes validar algunos comentarios y evitar señalar a las personas, enfócate más en las soluciones.</text:p>
      <text:p text:style-name="P43"/>
      <text:p text:style-name="P43">Para trabajar en la tercera pregunta: <text:span text:style-name="T6">¿hablas sobre tu forma de trabajo?</text:span></text:p>
      <text:p text:style-name="P43">Esta sección puedes trabajarla compartiendo con tu equipo, colegas o compañeros de escuela la forma en la que te gusta trabajar, marcar fechas de entrega claras. También puedes ayudar a responder las preguntas de tu equipo si sabes la respuesta o eres más experimentado.</text:p>
      <text:p text:style-name="P43"/>
      <text:p text:style-name="P43"><text:soft-page-break/></text:p>
      <text:p text:style-name="P43">Pensando en la cuarta pregunta: <text:span text:style-name="T6">¿eres inclusivo en la toma de decisiones?</text:span></text:p>
      <text:p text:style-name="P43">Puedes hacer muchos ejercicios de dar y recibir retroalimentación, puedes hacer pre mortems para planear mejor. También puedes trabajar sobre tu escucha activa, el objetivo aquí es no interrumpir a otros mientras están dando ideas, sugerencias u opinando. Finalmente, puedes explicar y ahondar más sobre las decisiones que has tomado y explicar cómo fue que llegaste a diferentes soluciones.</text:p>
      <text:p text:style-name="P43"/>
      <text:p text:style-name="P43">Para terminar, Google propone que para ser un gran líder puedes y debes mostrar confianza y convicción sin parecer inflexible.</text:p>
      <text:p text:style-name="P43"/>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sans-serif, 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0T19:46:20.836000000</meta:creation-date>
    <dc:date>2021-01-21T23:35:10.385000000</dc:date>
    <meta:editing-duration>PT2H29M5S</meta:editing-duration>
    <meta:editing-cycles>31</meta:editing-cycles>
    <meta:generator>LibreOffice/6.4.5.2$Windows_X86_64 LibreOffice_project/a726b36747cf2001e06b58ad5db1aa3a9a1872d6</meta:generator>
    <meta:document-statistic meta:table-count="0" meta:image-count="0" meta:object-count="0" meta:page-count="8" meta:paragraph-count="131" meta:word-count="3142" meta:character-count="18760" meta:non-whitespace-character-count="15722"/>
  </office:meta>
</office:document-meta>
</file>